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break-before="page"/>
      <style:text-properties officeooo:rsid="001ec34f" officeooo:paragraph-rsid="001ec34f"/>
    </style:style>
    <style:style style:name="P4" style:family="paragraph" style:parent-style-name="Text_20_body">
      <style:text-properties officeooo:rsid="001ec34f" officeooo:paragraph-rsid="001ec34f"/>
    </style:style>
    <style:style style:name="P5" style:family="paragraph" style:parent-style-name="Text_20_body">
      <style:text-properties officeooo:paragraph-rsid="001ec34f"/>
    </style:style>
    <style:style style:name="P6" style:family="paragraph" style:parent-style-name="Text_20_body">
      <style:text-properties style:font-name="arial" fo:font-size="14pt" officeooo:rsid="001ec34f" officeooo:paragraph-rsid="001ec34f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list-style-name="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2" style:list-style-name="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ec34f"/>
    </style:style>
    <style:style style:name="T2" style:family="text">
      <style:text-properties style:font-name="arial" fo:font-size="18pt"/>
    </style:style>
    <style:style style:name="T3" style:family="text">
      <style:text-properties style:font-name="arial" fo:font-size="18pt" officeooo:rsid="001ec34f"/>
    </style:style>
    <style:style style:name="T4" style:family="text">
      <style:text-properties style:font-name="arial" fo:font-size="14pt"/>
    </style:style>
    <style:style style:name="T5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Cosa</text:span></text:span>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1"><text:a xlink:type="simple" xlink:href="#__RefHeading___Toc110_1753954678" text:style-name="Index_20_Link" text:visited-style-name="Index_20_Link">Exercici 1<text:tab/>2</text:a></text:p>
          <text:p text:style-name="P2"><text:a xlink:type="simple" xlink:href="#__RefHeading___Toc112_1753954678" text:style-name="Index_20_Link" text:visited-style-name="Index_20_Link">Practica Ex1:<text:tab/>3</text:a></text:p>
          <text:p text:style-name="P1"><text:a xlink:type="simple" xlink:href="#__RefHeading___Toc114_1753954678" text:style-name="Index_20_Link" text:visited-style-name="Index_20_Link">Exercici 2<text:tab/>4</text:a></text:p>
          <text:p text:style-name="P2"><text:a xlink:type="simple" xlink:href="#__RefHeading___Toc116_1753954678" text:style-name="Index_20_Link" text:visited-style-name="Index_20_Link">Practica Ex2:<text:tab/>5</text:a></text:p>
          <text:p text:style-name="P1"><text:a xlink:type="simple" xlink:href="#__RefHeading___Toc118_1753954678" text:style-name="Index_20_Link" text:visited-style-name="Index_20_Link">Exercici 3<text:tab/>6</text:a></text:p>
          <text:p text:style-name="P2"><text:a xlink:type="simple" xlink:href="#__RefHeading___Toc120_1753954678" text:style-name="Index_20_Link" text:visited-style-name="Index_20_Link">Practica Ex3:<text:tab/>7</text:a></text:p>
          <text:p text:style-name="P1"><text:a xlink:type="simple" xlink:href="#__RefHeading___Toc122_1753954678" text:style-name="Index_20_Link" text:visited-style-name="Index_20_Link">Exercici 4<text:tab/>8</text:a></text:p>
          <text:p text:style-name="P2"><text:a xlink:type="simple" xlink:href="#__RefHeading___Toc124_1753954678" text:style-name="Index_20_Link" text:visited-style-name="Index_20_Link">Practica Ex4:<text:tab/>9</text:a></text:p>
          <text:p text:style-name="P1"><text:a xlink:type="simple" xlink:href="#__RefHeading___Toc128_1753954678" text:style-name="Index_20_Link" text:visited-style-name="Index_20_Link">Exercici 5<text:tab/>10</text:a></text:p>
          <text:p text:style-name="P2"><text:a xlink:type="simple" xlink:href="#__RefHeading___Toc126_1753954678" text:style-name="Index_20_Link" text:visited-style-name="Index_20_Link">Practica Ex5:<text:tab/>11</text:a></text:p>
        </text:index-body>
      </text:table-of-content>
      <text:p text:style-name="P4"><text:span text:style-name="Strong_20_Emphasis"><text:span text:style-name="T2"/></text:span></text:p>
      <text:p text:style-name="P3"><text:span text:style-name="Strong_20_Emphasis"><text:span text:style-name="T2">BASE DE DADES OBJECTE-RELACIONAL - EMPLEAT</text:span></text:span></text:p>
      <text:h text:style-name="P8" text:outline-level="1"><text:bookmark-start text:name="__RefHeading___Toc110_1753954678"/><text:span text:style-name="Strong_20_Emphasis">Exercici 1</text:span><text:bookmark-end text:name="__RefHeading___Toc110_1753954678"/></text:h>
      <text:p text:style-name="Text_20_body"><text:span text:style-name="T4">Definiu un tipus </text:span><text:span text:style-name="Strong_20_Emphasis"><text:span text:style-name="T4">Empleat_T</text:span></text:span><text:span text:style-name="T4"> que ha de complir les següents condicions:</text:span></text:p>
      <text:list xml:id="list380599932" text:style-name="L1">
        <text:list-item>
          <text:p text:style-name="P15"><text:bookmark text:name="yui_3_17_2_1_1636362763024_47"/><text:span text:style-name="T4">Les dades d'un empleat que ens interessen són: </text:span><text:span text:style-name="Strong_20_Emphasis"><text:span text:style-name="T4">nif, nom, adreça, data de naixement i sou.</text:span></text:span></text:p>
        </text:list-item>
        <text:list-item>
          <text:p text:style-name="P15"><text:span text:style-name="T4">De cada empleat interessa saber quin és el seu </text:span><text:span text:style-name="Strong_20_Emphasis"><text:span text:style-name="T4">cap</text:span></text:span><text:span text:style-name="T4"> (altre empleat).</text:span> </text:p>
        </text:list-item>
        <text:list-item>
          <text:p text:style-name="P15"><text:span text:style-name="Strong_20_Emphasis"><text:span text:style-name="T4">L'adreça</text:span></text:span><text:span text:style-name="T4"> és un altre tipus (</text:span><text:span text:style-name="Strong_20_Emphasis"><text:span text:style-name="T4">Adreça_T</text:span></text:span><text:span text:style-name="T4">) que consisteix en: </text:span><text:span text:style-name="Strong_20_Emphasis"><text:span text:style-name="T4">carrer, número, població i codi postal</text:span></text:span><text:span text:style-name="T4"> i s'ha de definir abans que el tipus Empleat_T.</text:span> </text:p>
        </text:list-item>
        <text:list-item>
          <text:p text:style-name="P14"><text:bookmark text:name="yui_3_17_2_1_1636362763024_44"/><text:bookmark text:name="yui_3_17_2_1_1636362763024_45"/><text:bookmark text:name="yui_3_17_2_1_1636362763024_46"/><text:span text:style-name="T4">Els empleats s'emmagatzemaran en una taula d'empleats que es dirà </text:span><text:span text:style-name="Strong_20_Emphasis"><text:span text:style-name="T4">TaulaEmpleats</text:span></text:span><text:span text:style-name="T4"> i que heu de crear.</text:span> </text:p>
        </text:list-item>
      </text:list>
      <text:p text:style-name="Text_20_body"><text:span text:style-name="Strong_20_Emphasis"><text:span text:style-name="T4">Inserir</text:span></text:span><text:span text:style-name="T4"> l'empleat Josep Verdú Bargalló de nif 38234567A que va néixer el 12/12/1973, té un sou de 4500 euros i viu al carrer Estanislau Figueres 25 de Tarragona (43002). Aquest empleat no està subordinat a cap altre empleat.</text:span></text:p>
      <text:p text:style-name="Text_20_body"><text:bookmark text:name="yui_3_17_2_1_1636362763024_50"/><text:span text:style-name="Strong_20_Emphasis"><text:span text:style-name="T4">Inserir</text:span></text:span><text:span text:style-name="T4"> l'empleat Pere Garcia Llorens de nif 39311345X que va néixer el 05/07/1980, té un sou de 1000 euros i viu al carrer Blanca d'Anjou 45 de Tarragona (43007). Aquest empleat té com a cap l'empleat Josep Verdú Bargalló.</text:span></text:p>
      <text:h text:style-name="P9" text:outline-level="1"/>
      <text:h text:style-name="P13" text:outline-level="2"><text:bookmark-start text:name="__RefHeading___Toc112_1753954678"/>Practica <text:span text:style-name="T1">Ex1</text:span>:<text:bookmark-end text:name="__RefHeading___Toc112_1753954678"/></text:h>
      <text:p text:style-name="P6"/>
      <text:p text:style-name="P6">CREATE TYPE Adreça_T as OBJECT(</text:p>
      <text:p text:style-name="P6"><text:s text:c="4"/>carrer varchar2(80),</text:p>
      <text:p text:style-name="P6"><text:s text:c="4"/>numero number(9),</text:p>
      <text:p text:style-name="P6"><text:s text:c="4"/>poblacio varchar2(80),</text:p>
      <text:p text:style-name="P6"><text:s text:c="4"/>postal number(5)</text:p>
      <text:p text:style-name="P6">);</text:p>
      <text:p text:style-name="P6"/>
      <text:p text:style-name="P6">CREATE TYPE Empleat_T as OBJECT(</text:p>
      <text:p text:style-name="P6"><text:s text:c="4"/>nif <text:s/>varchar2(9),</text:p>
      <text:p text:style-name="P6"><text:s text:c="4"/>nom varchar2(80),</text:p>
      <text:p text:style-name="P6"><text:s text:c="4"/>adreça Adreça_T,</text:p>
      <text:p text:style-name="P6"><text:s text:c="4"/>data_naix date,</text:p>
      <text:p text:style-name="P6"><text:s text:c="4"/>sou number(9),</text:p>
      <text:p text:style-name="P6"><text:s text:c="4"/>cap ref Empleat_T</text:p>
      <text:p text:style-name="P6">);</text:p>
      <text:p text:style-name="P6">CREATE TABLE TaulaEmpleats of Empleat_T(</text:p>
      <text:p text:style-name="P6"><text:s text:c="4"/>primary key(nif)</text:p>
      <text:p text:style-name="P6">);</text:p>
      <text:p text:style-name="P6">INSERT INTO TaulaEmpleats values('38234567A','Josep Verdú Bargalló',Adreça_T('Estanislau Figueres',25,'Tarragona',43002),to_date('12/12/1973'),4500,null);</text:p>
      <text:p text:style-name="P6">INSERT INTO TaulaEmpleats values('39311345X','Pere Garcia LLorens',Adreça_T('Blanca de Anjou',45,'Tarragona',43007),to_date('05/07/1980'),1000,(select REF(P)from TaulaEmpleats P where nom='Josep Verdú Bargalló'));</text:p>
      <text:p text:style-name="P5"><text:span text:style-name="Strong_20_Emphasis"><text:span text:style-name="T2"/></text:span></text:p>
      <text:h text:style-name="P11" text:outline-level="1"><text:bookmark-start text:name="__RefHeading___Toc114_1753954678"/><text:span text:style-name="Strong_20_Emphasis">Exercici 2</text:span><text:bookmark-end text:name="__RefHeading___Toc114_1753954678"/></text:h>
      <text:p text:style-name="Text_20_body"><text:span text:style-name="Strong_20_Emphasis"><text:span text:style-name="T4">Definiu</text:span></text:span><text:span text:style-name="T4"> un nou tipus anomenat Empleat2_T que tindrà els mateixos atributs que el tipus Empleat_T més un nou atribut anomenat </text:span><text:span text:style-name="Strong_20_Emphasis"><text:span text:style-name="T4">telèfons</text:span></text:span><text:span text:style-name="T4"> d'un nou tipus que es dirà </text:span><text:span text:style-name="Strong_20_Emphasis"><text:span text:style-name="T4">Telefons_T</text:span></text:span><text:span text:style-name="T4"> i que ens permetrà tenir fins a un </text:span><text:span text:style-name="Strong_20_Emphasis"><text:span text:style-name="T4">màxim de 5 telèfons</text:span></text:span><text:span text:style-name="T4">. Definiu prèviament el nou tipus Telefons_T.</text:span></text:p>
      <text:p text:style-name="Text_20_body"><text:span text:style-name="T4">A més, en el tipus Empleat2_T, heu de definir els mètodes (no implementar-los) </text:span><text:span text:style-name="Strong_20_Emphasis"><text:span text:style-name="T4">afegirTelefon</text:span></text:span><text:span text:style-name="T4"> </text:span></text:p>
      <text:p text:style-name="Text_20_body"><text:span text:style-name="Strong_20_Emphasis"><text:span text:style-name="T4">Elimineu</text:span></text:span><text:span text:style-name="T4"> la taula TaulaEmpleats i torneu-la a</text:span><text:span text:style-name="Strong_20_Emphasis"><text:span text:style-name="T4"> crear</text:span></text:span><text:span text:style-name="T4"> però ara serà d'objectes de tipus Empleat2_T.</text:span></text:p>
      <text:p text:style-name="Text_20_body"><text:span text:style-name="Strong_20_Emphasis"><text:span text:style-name="T4">Inserir</text:span></text:span><text:span text:style-name="T4"> els empleats de l'exercici 1 sense cap telefon.</text:span></text:p>
      <text:p text:style-name="Text_20_body"><text:span text:style-name="Strong_20_Emphasis"><text:span text:style-name="T2"/></text:span></text:p>
      <text:h text:style-name="P12" text:outline-level="2"><text:span text:style-name="Strong_20_Emphasis"/></text:h>
      <text:h text:style-name="P13" text:outline-level="2"><text:bookmark-start text:name="__RefHeading___Toc116_1753954678"/><text:span text:style-name="Strong_20_Emphasis">Practica Ex2:</text:span><text:bookmark-end text:name="__RefHeading___Toc116_1753954678"/></text:h>
      <text:p text:style-name="P7"><text:span text:style-name="Strong_20_Emphasis"><text:span text:style-name="T6">CREATE TYPE Telefons_T is VARRAY(5) of number(9);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>CREATE OR REPLACE TYPE Empleat2_T <text:s/>as OBJECT</text:span></text:span></text:p>
      <text:p text:style-name="P7"><text:span text:style-name="Strong_20_Emphasis"><text:span text:style-name="T6">(</text:span></text:span></text:p>
      <text:p text:style-name="P7"><text:span text:style-name="Strong_20_Emphasis"><text:span text:style-name="T6"><text:s text:c="4"/>nif <text:s/>varchar2(9),</text:span></text:span></text:p>
      <text:p text:style-name="P7"><text:span text:style-name="Strong_20_Emphasis"><text:span text:style-name="T6"><text:s text:c="4"/>nom varchar2(80),</text:span></text:span></text:p>
      <text:p text:style-name="P7"><text:span text:style-name="Strong_20_Emphasis"><text:span text:style-name="T6"><text:s text:c="4"/>adreça Adreça_T,</text:span></text:span></text:p>
      <text:p text:style-name="P7"><text:span text:style-name="Strong_20_Emphasis"><text:span text:style-name="T6"><text:s text:c="4"/>data_naix date,</text:span></text:span></text:p>
      <text:p text:style-name="P7"><text:span text:style-name="Strong_20_Emphasis"><text:span text:style-name="T6"><text:s text:c="4"/>sou number(9),</text:span></text:span></text:p>
      <text:p text:style-name="P7"><text:span text:style-name="Strong_20_Emphasis"><text:span text:style-name="T6"><text:s text:c="4"/>cap ref Empleat2_T,</text:span></text:span></text:p>
      <text:p text:style-name="P7"><text:span text:style-name="Strong_20_Emphasis"><text:span text:style-name="T6"><text:s text:c="4"/>telefons Telefons_T,</text:span></text:span></text:p>
      <text:p text:style-name="P7"><text:span text:style-name="Strong_20_Emphasis"><text:span text:style-name="T6"><text:s text:c="4"/>member procedure afegirTelefon(telefon varchar2), </text:span></text:span></text:p>
      <text:p text:style-name="P7"><text:span text:style-name="Strong_20_Emphasis"><text:span text:style-name="T6"><text:s text:c="4"/>member procedure modificarTelefon(telefon varchar2,telefonnou varchar2)</text:span></text:span></text:p>
      <text:p text:style-name="P7"><text:span text:style-name="Strong_20_Emphasis"><text:span text:style-name="T6">);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>DROP TYPE Empleat2_T;</text:span></text:span></text:p>
      <text:p text:style-name="P7"><text:span text:style-name="Strong_20_Emphasis"><text:span text:style-name="T6">DROP TABLE Taulaempleats;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>CREATE TABLE TaulaEmpleats of Empleat2_T;</text:span></text:span></text:p>
      <text:p text:style-name="P7"><text:span text:style-name="Strong_20_Emphasis"><text:span text:style-name="T6"/></text:span></text:p>
      <text:p text:style-name="P7"><text:span text:style-name="Strong_20_Emphasis"><text:span text:style-name="T6">INSERT INTO TaulaEmpleats values('38234567A','Josep Verdú Bargalló',Adreça_T('Estanislau Figueres',25,'Tarragona',43002),to_date('12/12/1973'),4500,null,Telefons_T());</text:span></text:span></text:p>
      <text:p text:style-name="P7"><text:span text:style-name="Strong_20_Emphasis"><text:span text:style-name="T6">INSERT INTO TaulaEmpleats values('39311345X','Pere Garcia LLorens',Adreça_T('Blanca de Anjou',45,'Tarragona',43007),to_date('05/07/1980'),1000,(select REF(P)from TaulaEmpleats P where nif='38234567A'),Telefons_T());</text:span></text:span></text:p>
      <text:h text:style-name="P11" text:outline-level="1"><text:bookmark-start text:name="__RefHeading___Toc118_1753954678"/><text:span text:style-name="Strong_20_Emphasis">Exercici 3</text:span><text:bookmark-end text:name="__RefHeading___Toc118_1753954678"/></text:h>
      <text:p text:style-name="Text_20_body">Implementeu els mètodes afegirTelefon i modificarTelefon de l'exercici 2.</text:p>
      <text:p text:style-name="Text_20_body">Afegiu el telefon 659312111 a l'empleat de nif 39311345X.</text:p>
      <text:p text:style-name="Text_20_body">Canvieu el telefon 659312111 de l'empleat de nif 39311345X. El nou telefon és: 659312117.</text:p>
      <text:p text:style-name="P5"><text:span text:style-name="Strong_20_Emphasis"><text:span text:style-name="T3"/></text:span></text:p>
      <text:h text:style-name="P13" text:outline-level="2"><text:bookmark-start text:name="__RefHeading___Toc120_1753954678"/><text:span text:style-name="Strong_20_Emphasis">Practica Ex3:</text:span><text:bookmark-end text:name="__RefHeading___Toc120_1753954678"/></text:h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5">CREATE OR REPLACE TYPE BODY Empleat2_T as</text:span></text:span></text:p>
      <text:p text:style-name="Text_20_body"><text:span text:style-name="Strong_20_Emphasis"><text:span text:style-name="T5">MEMBER PROCEDURE afegirTelefon(telefon number) as </text:span></text:span></text:p>
      <text:p text:style-name="Text_20_body"><text:span text:style-name="Strong_20_Emphasis"><text:span text:style-name="T5"><text:s text:c="4"/></text:span></text:span></text:p>
      <text:p text:style-name="Text_20_body"><text:span text:style-name="Strong_20_Emphasis"><text:span text:style-name="T5"><text:s text:c="8"/>taula_af Telefons_T;</text:span></text:span></text:p>
      <text:p text:style-name="Text_20_body"><text:span text:style-name="Strong_20_Emphasis"><text:span text:style-name="T5"><text:s text:c="8"/>numero number(9);</text:span></text:span></text:p>
      <text:p text:style-name="Text_20_body"><text:span text:style-name="Strong_20_Emphasis"><text:span text:style-name="T5"><text:s text:c="8"/></text:span></text:span></text:p>
      <text:p text:style-name="Text_20_body"><text:span text:style-name="Strong_20_Emphasis"><text:span text:style-name="T5"><text:s text:c="8"/>begin</text:span></text:span></text:p>
      <text:p text:style-name="Text_20_body"><text:span text:style-name="Strong_20_Emphasis"><text:span text:style-name="T5"><text:s text:c="12"/>select telefons into taula_af from TaulaEmpleats where nif=SELF.nif;</text:span></text:span></text:p>
      <text:p text:style-name="Text_20_body"><text:span text:style-name="Strong_20_Emphasis"><text:span text:style-name="T5"><text:s text:c="12"/>numero:= taula_af.COUNT;</text:span></text:span></text:p>
      <text:p text:style-name="Text_20_body"><text:span text:style-name="Strong_20_Emphasis"><text:span text:style-name="T5"><text:s text:c="12"/>taula_af.EXTEND;</text:span></text:span></text:p>
      <text:p text:style-name="Text_20_body"><text:span text:style-name="Strong_20_Emphasis"><text:span text:style-name="T5"><text:s text:c="12"/>taula_af(numero+1):=telefon;</text:span></text:span></text:p>
      <text:p text:style-name="Text_20_body"><text:span text:style-name="Strong_20_Emphasis"><text:span text:style-name="T5"><text:s text:c="12"/>update TaulaEmpleats set telefons=taula_af where nif=SELF.nif; <text:s/></text:span></text:span></text:p>
      <text:p text:style-name="Text_20_body"><text:span text:style-name="Strong_20_Emphasis"><text:span text:style-name="T5"><text:s text:c="8"/>end afegirTelefon;</text:span></text:span></text:p>
      <text:p text:style-name="Text_20_body"><text:span text:style-name="Strong_20_Emphasis"><text:span text:style-name="T5"><text:s text:c="8"/></text:span></text:span></text:p>
      <text:p text:style-name="Text_20_body"><text:span text:style-name="Strong_20_Emphasis"><text:span text:style-name="T5"><text:s text:c="4"/></text:span></text:span></text:p>
      <text:p text:style-name="Text_20_body"><text:span text:style-name="Strong_20_Emphasis"><text:span text:style-name="T5"><text:s text:c="4"/>MEMBER PROCEDURE modificarTelefon(telefon number,telefonnou number) as </text:span></text:span></text:p>
      <text:p text:style-name="Text_20_body"><text:span text:style-name="Strong_20_Emphasis"><text:span text:style-name="T5"><text:s text:c="4"/></text:span></text:span></text:p>
      <text:p text:style-name="Text_20_body"><text:span text:style-name="Strong_20_Emphasis"><text:span text:style-name="T5"><text:s text:c="8"/>taula_af Telefons_T;</text:span></text:span></text:p>
      <text:p text:style-name="Text_20_body"><text:span text:style-name="Strong_20_Emphasis"><text:span text:style-name="T5"><text:s text:c="8"/>i number;</text:span></text:span></text:p>
      <text:p text:style-name="Text_20_body"><text:span text:style-name="Strong_20_Emphasis"><text:span text:style-name="T5"><text:s text:c="8"/>fi boolean;</text:span></text:span></text:p>
      <text:p text:style-name="Text_20_body"><text:span text:style-name="Strong_20_Emphasis"><text:span text:style-name="T5"><text:s text:c="8"/></text:span></text:span></text:p>
      <text:p text:style-name="Text_20_body"><text:span text:style-name="Strong_20_Emphasis"><text:span text:style-name="T5"><text:s text:c="8"/>begin</text:span></text:span></text:p>
      <text:p text:style-name="Text_20_body"><text:span text:style-name="Strong_20_Emphasis"><text:span text:style-name="T5"><text:s text:c="12"/>select telefons into taula_af from TaulaEmpleats where nif=SELF.nif;</text:span></text:span></text:p>
      <text:p text:style-name="Text_20_body"><text:span text:style-name="Strong_20_Emphasis"><text:span text:style-name="T5"><text:s text:c="12"/>i:=1;</text:span></text:span></text:p>
      <text:p text:style-name="Text_20_body"><text:span text:style-name="Strong_20_Emphasis"><text:span text:style-name="T5"><text:s text:c="12"/>fi:=false;</text:span></text:span></text:p>
      <text:p text:style-name="Text_20_body"><text:soft-page-break/><text:span text:style-name="Strong_20_Emphasis"><text:span text:style-name="T5"><text:s text:c="12"/>while(i&lt;=taula_af.COUNT and not fi) loop </text:span></text:span></text:p>
      <text:p text:style-name="Text_20_body"><text:span text:style-name="Strong_20_Emphasis"><text:span text:style-name="T5"><text:s text:c="16"/>if(taula_af(i) = telefon) then</text:span></text:span></text:p>
      <text:p text:style-name="Text_20_body"><text:span text:style-name="Strong_20_Emphasis"><text:span text:style-name="T5"><text:s text:c="20"/>taula_af(i):=telefonnou;</text:span></text:span></text:p>
      <text:p text:style-name="Text_20_body"><text:span text:style-name="Strong_20_Emphasis"><text:span text:style-name="T5"><text:s text:c="20"/>fi:=true;</text:span></text:span></text:p>
      <text:p text:style-name="Text_20_body"><text:span text:style-name="Strong_20_Emphasis"><text:span text:style-name="T5"><text:s text:c="16"/>end if;</text:span></text:span></text:p>
      <text:p text:style-name="Text_20_body"><text:span text:style-name="Strong_20_Emphasis"><text:span text:style-name="T5"><text:s text:c="16"/>i:=i+1;</text:span></text:span></text:p>
      <text:p text:style-name="Text_20_body"><text:span text:style-name="Strong_20_Emphasis"><text:span text:style-name="T5"><text:s text:c="12"/>end loop;</text:span></text:span></text:p>
      <text:p text:style-name="Text_20_body"><text:span text:style-name="Strong_20_Emphasis"><text:span text:style-name="T5"><text:s text:c="12"/>update TaulaEmpleats set telefons=taula_af where nif=SELF.nif; <text:s/></text:span></text:span></text:p>
      <text:p text:style-name="Text_20_body"><text:span text:style-name="Strong_20_Emphasis"><text:span text:style-name="T5"><text:s text:c="8"/>end modificarTelefon; <text:s text:c="2"/></text:span></text:span></text:p>
      <text:p text:style-name="Text_20_body"><text:span text:style-name="Strong_20_Emphasis"><text:span text:style-name="T5">end;</text:span></text:span></text:p>
      <text:p text:style-name="Text_20_body"><text:span text:style-name="Strong_20_Emphasis"><text:span text:style-name="T5"><text:s text:c="4"/></text:span></text:span></text:p>
      <text:p text:style-name="Text_20_body"><text:span text:style-name="Strong_20_Emphasis"><text:span text:style-name="T5"><text:s text:c="4"/>------------------------------------------------------------------</text:span></text:span></text:p>
      <text:p text:style-name="Text_20_body"><text:span text:style-name="Strong_20_Emphasis"><text:span text:style-name="T5"><text:s text:c="4"/>declare</text:span></text:span></text:p>
      <text:p text:style-name="Text_20_body"><text:span text:style-name="Strong_20_Emphasis"><text:span text:style-name="T5"><text:s text:c="4"/>empleat Empleat2_T;</text:span></text:span></text:p>
      <text:p text:style-name="Text_20_body"><text:span text:style-name="Strong_20_Emphasis"><text:span text:style-name="T5"><text:s text:c="4"/>begin</text:span></text:span></text:p>
      <text:p text:style-name="Text_20_body"><text:span text:style-name="Strong_20_Emphasis"><text:span text:style-name="T5"><text:s text:c="8"/>select value(E) into empleat from TaulaEmpleats E where E.nif='38234567A';</text:span></text:span></text:p>
      <text:p text:style-name="Text_20_body"><text:span text:style-name="Strong_20_Emphasis"><text:span text:style-name="T5"><text:s text:c="8"/>empleat.afegirTelefon('659312111');</text:span></text:span></text:p>
      <text:p text:style-name="Text_20_body"><text:span text:style-name="Strong_20_Emphasis"><text:span text:style-name="T5"><text:s text:c="4"/>end;</text:span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>-------------------------------</text:span></text:span></text:p>
      <text:p text:style-name="Text_20_body"><text:span text:style-name="Strong_20_Emphasis"><text:span text:style-name="T5"><text:s text:c="4"/>declare</text:span></text:span></text:p>
      <text:p text:style-name="Text_20_body"><text:span text:style-name="Strong_20_Emphasis"><text:span text:style-name="T5"><text:s text:c="4"/>empleat Empleat2_T;</text:span></text:span></text:p>
      <text:p text:style-name="Text_20_body"><text:span text:style-name="Strong_20_Emphasis"><text:span text:style-name="T5"><text:s text:c="4"/>begin</text:span></text:span></text:p>
      <text:p text:style-name="Text_20_body"><text:span text:style-name="Strong_20_Emphasis"><text:span text:style-name="T5"><text:s text:c="8"/>select value(E) into empleat from TaulaEmpleats E where E.nif='38234567A';</text:span></text:span></text:p>
      <text:p text:style-name="Text_20_body"><text:span text:style-name="Strong_20_Emphasis"><text:span text:style-name="T5"><text:s text:c="8"/>empleat.modificarTelefon('659312111','669312111');</text:span></text:span></text:p>
      <text:p text:style-name="Text_20_body"><text:span text:style-name="Strong_20_Emphasis"><text:span text:style-name="T5"><text:s text:c="4"/>end;</text:span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>SELECT * FROM TaulaEmpleats;</text:span></text:span></text:p>
      <text:h text:style-name="P11" text:outline-level="1"><text:bookmark-start text:name="__RefHeading___Toc122_1753954678"/><text:span text:style-name="Strong_20_Emphasis">Exercici 4</text:span><text:bookmark-end text:name="__RefHeading___Toc122_1753954678"/></text:h>
      <text:p text:style-name="Text_20_body"><text:span text:style-name="T7">Definiu un nou tipus anomenat </text:span><text:span text:style-name="Strong_20_Emphasis"><text:span text:style-name="T7">E_Empleat3_T</text:span></text:span><text:span text:style-name="T7"> que tindrà els mateixos atributs que el tipus Empleat_T on es canvia l'atribut </text:span><text:span text:style-name="Strong_20_Emphasis"><text:span text:style-name="T7">adreça</text:span></text:span><text:span text:style-name="T7"> per un anomenat </text:span><text:span text:style-name="Strong_20_Emphasis"><text:span text:style-name="T7">adreces</text:span></text:span><text:span text:style-name="T7"> que serà d'un tipus que anomenarem </text:span><text:span text:style-name="Strong_20_Emphasis"><text:span text:style-name="T7">Adreces_T</text:span></text:span><text:span text:style-name="T7"> i que ens permetrà mantenir una quantitat </text:span><text:span text:style-name="Strong_20_Emphasis"><text:span text:style-name="T7">il·limitada</text:span></text:span><text:span text:style-name="T7"> d'adreces.</text:span></text:p>
      <text:p text:style-name="Text_20_body"><text:span text:style-name="Strong_20_Emphasis">Definiu</text:span> prèviament el nou tipus Adreces_T(taula anidada).</text:p>
      <text:p text:style-name="Text_20_body"><text:span text:style-name="Strong_20_Emphasis">Definiu</text:span> un mètode map que es dirà <text:span text:style-name="Strong_20_Emphasis">toCompare</text:span> i que ens servirà per comparar empleats.</text:p>
      <text:p text:style-name="Text_20_body"><text:span text:style-name="Strong_20_Emphasis">Definiu</text:span> un mètode <text:span text:style-name="Strong_20_Emphasis">estàtic</text:span> anomenat <text:span text:style-name="Strong_20_Emphasis">inserir</text:span> que inserirà un empleat en la taula d'empleats.</text:p>
      <text:p text:style-name="Text_20_body"><text:span text:style-name="Strong_20_Emphasis">Definiu</text:span> un mètode <text:span text:style-name="Strong_20_Emphasis">visualitzaEmpleat</text:span> que visualitzarà les dades de l'empleat. Concretament nif, nom, nom del seu cap si s'escau i totes les adreces d'aquest de l'empleat.</text:p>
      <text:p text:style-name="Text_20_body"><text:span text:style-name="Strong_20_Emphasis">Elimineu</text:span> la taula TaulaEmpleats i torneu-la a crear però ara serà d'objectes de tipus Empleat3_T.</text:p>
      <text:p text:style-name="Text_20_body"><text:span text:style-name="Strong_20_Emphasis">Inserir</text:span> els empleats de l'exercici 1 sense cap adreça.</text:p>
      <text:p text:style-name="Text_20_body"><text:span text:style-name="Strong_20_Emphasis">Afegiu</text:span> una adreça a l'empleat de nif 38234567A. L'adreça a afegir serà: Rambla Nova 112 Tarragona (43003)</text:p>
      <text:p text:style-name="Text_20_body"><text:span text:style-name="Strong_20_Emphasis">Implementeu</text:span> els mètodes definits. Pel que fa al mètode <text:span text:style-name="Strong_20_Emphasis">toCompare</text:span> sabem que un empleat és major que un altre si té més edat. La data d'avui s'obté amb la funció SYSDATE.</text:p>
      <text:p text:style-name="Text_20_body">El mètode <text:span text:style-name="Strong_20_Emphasis">visualitzaEmpleat</text:span> visualitza el nif, nom de l'empleat, nom del cap d'aquest empleat i totes les adreces de l'empleat. La següent captura de pantalla mostra el resultat de l'execució del mètode.</text:p>
      <text:h text:style-name="P12" text:outline-level="2"/>
      <text:h text:style-name="P13" text:outline-level="2"><text:bookmark-start text:name="__RefHeading___Toc124_1753954678"/>Practi<text:span text:style-name="T1">c</text:span>a Ex4:<text:bookmark-end text:name="__RefHeading___Toc124_1753954678"/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h text:style-name="P10" text:outline-level="1"><text:bookmark-start text:name="__RefHeading___Toc128_1753954678"/><text:span text:style-name="Strong_20_Emphasis">Exercici 5</text:span><text:bookmark-end text:name="__RefHeading___Toc128_1753954678"/></text:h>
      <text:p text:style-name="Text_20_body">Ara ens interessa <text:span text:style-name="Strong_20_Emphasis">conèixer</text:span> tots els empleats subordinats que té un empleat (pot tenir un número ilimitat). Per això <text:span text:style-name="Strong_20_Emphasis">definirem</text:span> un nou tipus anomenat <text:span text:style-name="Strong_20_Emphasis">Empleat4_T</text:span> que tindrà els mateixos atributs que el tipus Empleat_T més un de nou anomenat <text:span text:style-name="Strong_20_Emphasis">subordinats</text:span>.</text:p>
      <text:p text:style-name="Text_20_body"><text:span text:style-name="Strong_20_Emphasis">Definiu</text:span> el tipus de l'atribut <text:span text:style-name="Strong_20_Emphasis">subordinats</text:span>, que es dirà <text:span text:style-name="Strong_20_Emphasis">Empleats_T</text:span>(taula de referències), prèviament a la definició del tipus Empleat4_T.</text:p>
      <text:h text:style-name="P12" text:outline-level="2"><text:span text:style-name="Strong_20_Emphasis"/></text:h>
      <text:h text:style-name="P13" text:outline-level="2"><text:bookmark-start text:name="__RefHeading___Toc126_1753954678"/><text:span text:style-name="Strong_20_Emphasis">Practica Ex5:</text:span><text:bookmark-end text:name="__RefHeading___Toc126_1753954678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0:20:21.355730545</meta:creation-date>
    <dc:date>2022-01-17T10:00:39.988751498</dc:date>
    <meta:editing-duration>PT2H34M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2" meta:paragraph-count="137" meta:word-count="856" meta:character-count="6796" meta:non-whitespace-character-count="5572"/>
  </office:meta>
</office:document-meta>
</file>